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4C90000029B58FEEFB4.png"/>
  <manifest:file-entry manifest:media-type="image/png" manifest:full-path="Pictures/10000000000004C2000002A96D8CDDE3.png"/>
  <manifest:file-entry manifest:media-type="image/png" manifest:full-path="Pictures/10000000000000200000002000309F1C.png"/>
  <manifest:file-entry manifest:media-type="image/png" manifest:full-path="Pictures/1000000000000455000002A95CB8C6E1.png"/>
  <manifest:file-entry manifest:media-type="image/png" manifest:full-path="Pictures/10000000000004CC0000029009629AEC.png"/>
  <manifest:file-entry manifest:media-type="image/png" manifest:full-path="Pictures/10000000000004C7000001EA2EB1CA63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stroke-dash="Fine_20_Dashed_20__28_var_29_" svg:stroke-color="#000000" draw:fill="none" draw:textarea-vertical-align="middle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7.974cm" svg:y1="12.908cm" svg:x2="17.974cm" svg:y2="12.146cm">
            <text:p/>
          </draw:line>
          <draw:line draw:style-name="gr1" draw:text-style-name="P1" draw:layer="layout" svg:x1="17.974cm" svg:y1="12.146cm" svg:x2="17.466cm" svg:y2="11.638cm">
            <text:p/>
          </draw:line>
          <draw:line draw:style-name="gr1" draw:text-style-name="P1" draw:layer="layout" svg:x1="17.974cm" svg:y1="12.146cm" svg:x2="18.482cm" svg:y2="11.638cm">
            <text:p/>
          </draw:line>
        </draw:g>
        <draw:g>
          <draw:line draw:style-name="gr1" draw:text-style-name="P1" draw:layer="layout" svg:x1="9.846cm" svg:y1="13.091cm" svg:x2="9.846cm" svg:y2="12.329cm">
            <text:p/>
          </draw:line>
          <draw:line draw:style-name="gr1" draw:text-style-name="P1" draw:layer="layout" svg:x1="9.846cm" svg:y1="12.329cm" svg:x2="9.338cm" svg:y2="11.821cm">
            <text:p/>
          </draw:line>
          <draw:line draw:style-name="gr1" draw:text-style-name="P1" draw:layer="layout" svg:x1="9.846cm" svg:y1="12.329cm" svg:x2="10.354cm" svg:y2="11.821cm">
            <text:p/>
          </draw:line>
        </draw:g>
        <draw:path draw:style-name="gr2" draw:text-style-name="P1" draw:layer="layout" svg:width="7.365cm" svg:height="0.832cm" svg:x="10.354cm" svg:y="11.568cm" svg:viewBox="0 0 7366 833" svg:d="M7366 761c-3048-1779-6984 127-7366 71">
          <text:p/>
        </draw:path>
        <draw:frame draw:style-name="gr3" draw:text-style-name="P1" draw:layer="layout" svg:width="1.049cm" svg:height="1.077cm" svg:x="13.348cm" svg:y="11.57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.292cm" svg:height="1.077cm" svg:x="13.28cm" svg:y="8.2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.39cm" svg:height="1.077cm" svg:x="13.302cm" svg:y="7.11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814cm" svg:y1="8.282cm" svg:x2="20.514cm" svg:y2="8.282cm">
          <text:p/>
        </draw:line>
        <draw:frame draw:style-name="gr3" draw:text-style-name="P1" draw:layer="layout" svg:width="1.392cm" svg:height="1.077cm" svg:x="6.69cm" svg:y="10.36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4" draw:text-style-name="P1" draw:layer="layout" svg:x1="6.78cm" svg:y1="9.606cm" svg:x2="9.084cm" svg:y2="11.638cm">
          <text:p/>
        </draw:line>
        <draw:frame draw:style-name="gr3" draw:text-style-name="P1" draw:layer="layout" svg:width="1.468cm" svg:height="1.077cm" svg:x="19.346cm" svg:y="10.71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1.566cm" svg:height="1.077cm" svg:x="17.932cm" svg:y="9.60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3" draw:text-style-name="P1" draw:layer="layout" svg:width="1.49cm" svg:height="1.077cm" svg:x="7.714cm" svg:y="9.49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3" draw:text-style-name="P1" draw:layer="layout" svg:width="1.624cm" svg:height="1.077cm" svg:x="13.094cm" svg:y="10.30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g>
          <draw:rect draw:style-name="gr5" draw:text-style-name="P2" draw:layer="layout" svg:width="2.286cm" svg:height="0.762cm" svg:x="20.768cm" svg:y="6.458cm">
            <text:p text:style-name="P1"><text:span text:style-name="T1">UAV-2</text:span></text:p>
          </draw:rect>
          <draw:frame draw:style-name="gr3" draw:text-style-name="P1" draw:layer="layout" svg:width="0.992cm" svg:height="1.077cm" svg:x="21.3cm" svg:y="8.637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g>
            <draw:rect draw:style-name="gr6" draw:text-style-name="P1" draw:layer="layout" svg:width="0.508cm" svg:height="0.508cm" svg:x="21.528cm" svg:y="7.882cm">
              <text:p/>
            </draw:rect>
            <draw:ellipse draw:style-name="gr7" draw:text-style-name="P1" draw:layer="layout" svg:width="1.016cm" svg:height="0.254cm" svg:x="22.36cm" svg:y="7.474cm">
              <text:p/>
            </draw:ellipse>
            <draw:ellipse draw:style-name="gr7" draw:text-style-name="P1" draw:layer="layout" svg:width="1.016cm" svg:height="0.254cm" svg:x="20.26cm" svg:y="7.474cm">
              <text:p/>
            </draw:ellipse>
            <draw:ellipse draw:style-name="gr7" draw:text-style-name="P1" draw:layer="layout" svg:width="1.016cm" svg:height="0.254cm" svg:x="22.36cm" svg:y="8.574cm">
              <text:p/>
            </draw:ellipse>
            <draw:ellipse draw:style-name="gr7" draw:text-style-name="P1" draw:layer="layout" svg:width="1.016cm" svg:height="0.254cm" svg:x="20.26cm" svg:y="8.574cm">
              <text:p/>
            </draw:ellipse>
            <draw:line draw:style-name="gr1" draw:text-style-name="P1" draw:layer="layout" svg:x1="20.766cm" svg:y1="7.728cm" svg:x2="22.798cm" svg:y2="8.574cm">
              <text:p/>
            </draw:line>
            <draw:line draw:style-name="gr1" draw:text-style-name="P1" draw:layer="layout" svg:x1="22.798cm" svg:y1="7.728cm" svg:x2="20.766cm" svg:y2="8.574cm">
              <text:p/>
            </draw:line>
          </draw:g>
        </draw:g>
        <draw:g>
          <draw:rect draw:style-name="gr5" draw:text-style-name="P3" draw:layer="layout" svg:width="2.286cm" svg:height="0.762cm" svg:x="5.082cm" svg:y="6.716cm">
            <text:p text:style-name="P1"><text:span text:style-name="T2">UAV-1</text:span></text:p>
          </draw:rect>
          <draw:frame draw:style-name="gr3" draw:text-style-name="P1" draw:layer="layout" svg:width="0.936cm" svg:height="1.077cm" svg:x="5.844cm" svg:y="8.783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rect draw:style-name="gr6" draw:text-style-name="P1" draw:layer="layout" svg:width="0.508cm" svg:height="0.508cm" svg:x="5.928cm" svg:y="7.948cm">
            <text:p/>
          </draw:rect>
          <draw:ellipse draw:style-name="gr7" draw:text-style-name="P1" draw:layer="layout" svg:width="1.016cm" svg:height="0.254cm" svg:x="6.76cm" svg:y="7.54cm">
            <text:p/>
          </draw:ellipse>
          <draw:ellipse draw:style-name="gr7" draw:text-style-name="P1" draw:layer="layout" svg:width="1.016cm" svg:height="0.254cm" svg:x="4.66cm" svg:y="7.54cm">
            <text:p/>
          </draw:ellipse>
          <draw:ellipse draw:style-name="gr7" draw:text-style-name="P1" draw:layer="layout" svg:width="1.016cm" svg:height="0.254cm" svg:x="6.76cm" svg:y="8.64cm">
            <text:p/>
          </draw:ellipse>
          <draw:ellipse draw:style-name="gr7" draw:text-style-name="P1" draw:layer="layout" svg:width="1.016cm" svg:height="0.254cm" svg:x="4.66cm" svg:y="8.64cm">
            <text:p/>
          </draw:ellipse>
          <draw:line draw:style-name="gr1" draw:text-style-name="P1" draw:layer="layout" svg:x1="5.166cm" svg:y1="7.794cm" svg:x2="7.198cm" svg:y2="8.64cm">
            <text:p/>
          </draw:line>
          <draw:line draw:style-name="gr1" draw:text-style-name="P1" draw:layer="layout" svg:x1="7.198cm" svg:y1="7.794cm" svg:x2="5.166cm" svg:y2="8.64cm">
            <text:p/>
          </draw:line>
        </draw:g>
        <draw:g>
          <draw:rect draw:style-name="gr8" draw:text-style-name="P1" draw:layer="layout" svg:width="8.129cm" svg:height="2.286cm" svg:x="9.809cm" svg:y="13.091cm">
            <text:p/>
          </draw:rect>
          <draw:frame draw:style-name="gr9" draw:text-style-name="P4" draw:layer="layout" svg:width="8.105cm" svg:height="0.964cm" svg:x="9.833cm" svg:y="13.805cm">
            <draw:text-box>
              <text:p><text:span text:style-name="T2">Full Duplex Ground Station</text:span></text:p>
            </draw:text-box>
          </draw:frame>
        </draw:g>
        <draw:line draw:style-name="gr4" draw:text-style-name="P1" draw:layer="layout" svg:x1="18.667cm" svg:y1="11.425cm" svg:x2="20.971cm" svg:y2="9.393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line draw:style-name="gr1" draw:text-style-name="P1" draw:layer="layout" svg:x1="17.974cm" svg:y1="12.908cm" svg:x2="17.974cm" svg:y2="12.146cm">
            <text:p/>
          </draw:line>
          <draw:line draw:style-name="gr1" draw:text-style-name="P1" draw:layer="layout" svg:x1="17.974cm" svg:y1="12.146cm" svg:x2="17.466cm" svg:y2="11.638cm">
            <text:p/>
          </draw:line>
          <draw:line draw:style-name="gr1" draw:text-style-name="P1" draw:layer="layout" svg:x1="17.974cm" svg:y1="12.146cm" svg:x2="18.482cm" svg:y2="11.638cm">
            <text:p/>
          </draw:line>
        </draw:g>
        <draw:g>
          <draw:line draw:style-name="gr1" draw:text-style-name="P1" draw:layer="layout" svg:x1="9.846cm" svg:y1="13.091cm" svg:x2="9.846cm" svg:y2="12.329cm">
            <text:p/>
          </draw:line>
          <draw:line draw:style-name="gr1" draw:text-style-name="P1" draw:layer="layout" svg:x1="9.846cm" svg:y1="12.329cm" svg:x2="9.338cm" svg:y2="11.821cm">
            <text:p/>
          </draw:line>
          <draw:line draw:style-name="gr1" draw:text-style-name="P1" draw:layer="layout" svg:x1="9.846cm" svg:y1="12.329cm" svg:x2="10.354cm" svg:y2="11.821cm">
            <text:p/>
          </draw:line>
        </draw:g>
        <draw:path draw:style-name="gr2" draw:text-style-name="P1" draw:layer="layout" svg:width="7.365cm" svg:height="0.832cm" svg:x="10.354cm" svg:y="11.568cm" svg:viewBox="0 0 7366 833" svg:d="M7366 761c-3048-1779-6984 127-7366 71">
          <text:p/>
        </draw:path>
        <draw:line draw:style-name="gr4" draw:text-style-name="P1" draw:layer="layout" svg:x1="9.144cm" svg:y1="7.366cm" svg:x2="18.736cm" svg:y2="7.366cm">
          <text:p/>
        </draw:line>
        <draw:line draw:style-name="gr4" draw:text-style-name="P1" draw:layer="layout" svg:x1="6.78cm" svg:y1="9.606cm" svg:x2="9.084cm" svg:y2="11.638cm">
          <text:p/>
        </draw:line>
        <draw:rect draw:style-name="gr5" draw:text-style-name="P3" draw:layer="layout" svg:width="2.286cm" svg:height="0.762cm" svg:x="1.682cm" svg:y="9.116cm">
          <text:p text:style-name="P1"><text:span text:style-name="T2">Uplink UAV-i</text:span></text:p>
        </draw:rect>
        <draw:g>
          <draw:rect draw:style-name="gr6" draw:text-style-name="P1" draw:layer="layout" svg:width="0.508cm" svg:height="0.508cm" svg:x="5.928cm" svg:y="7.948cm">
            <text:p/>
          </draw:rect>
          <draw:ellipse draw:style-name="gr7" draw:text-style-name="P1" draw:layer="layout" svg:width="1.016cm" svg:height="0.254cm" svg:x="6.76cm" svg:y="7.54cm">
            <text:p/>
          </draw:ellipse>
          <draw:ellipse draw:style-name="gr7" draw:text-style-name="P1" draw:layer="layout" svg:width="1.016cm" svg:height="0.254cm" svg:x="4.66cm" svg:y="7.54cm">
            <text:p/>
          </draw:ellipse>
          <draw:ellipse draw:style-name="gr7" draw:text-style-name="P1" draw:layer="layout" svg:width="1.016cm" svg:height="0.254cm" svg:x="6.76cm" svg:y="8.64cm">
            <text:p/>
          </draw:ellipse>
          <draw:ellipse draw:style-name="gr7" draw:text-style-name="P1" draw:layer="layout" svg:width="1.016cm" svg:height="0.254cm" svg:x="4.66cm" svg:y="8.64cm">
            <text:p/>
          </draw:ellipse>
          <draw:line draw:style-name="gr1" draw:text-style-name="P1" draw:layer="layout" svg:x1="5.166cm" svg:y1="7.794cm" svg:x2="7.198cm" svg:y2="8.64cm">
            <text:p/>
          </draw:line>
          <draw:line draw:style-name="gr1" draw:text-style-name="P1" draw:layer="layout" svg:x1="7.198cm" svg:y1="7.794cm" svg:x2="5.166cm" svg:y2="8.64cm">
            <text:p/>
          </draw:line>
        </draw:g>
        <draw:g>
          <draw:rect draw:style-name="gr8" draw:text-style-name="P1" draw:layer="layout" svg:width="8.129cm" svg:height="2.286cm" svg:x="9.809cm" svg:y="13.091cm">
            <text:p/>
          </draw:rect>
          <draw:frame draw:style-name="gr9" draw:text-style-name="P4" draw:layer="layout" svg:width="8.105cm" svg:height="0.964cm" svg:x="9.833cm" svg:y="13.805cm">
            <draw:text-box>
              <text:p><text:span text:style-name="T2">Full Duplex Ground Station</text:span></text:p>
            </draw:text-box>
          </draw:frame>
        </draw:g>
        <draw:line draw:style-name="gr4" draw:text-style-name="P1" draw:layer="layout" svg:x1="18.667cm" svg:y1="11.425cm" svg:x2="20.971cm" svg:y2="9.393cm">
          <text:p/>
        </draw:line>
        <draw:g>
          <draw:rect draw:style-name="gr6" draw:text-style-name="P1" draw:layer="layout" svg:width="0.508cm" svg:height="0.508cm" svg:x="2.628cm" svg:y="5.348cm">
            <text:p/>
          </draw:rect>
          <draw:ellipse draw:style-name="gr7" draw:text-style-name="P1" draw:layer="layout" svg:width="1.016cm" svg:height="0.254cm" svg:x="3.46cm" svg:y="4.94cm">
            <text:p/>
          </draw:ellipse>
          <draw:ellipse draw:style-name="gr7" draw:text-style-name="P1" draw:layer="layout" svg:width="1.016cm" svg:height="0.254cm" svg:x="1.36cm" svg:y="4.94cm">
            <text:p/>
          </draw:ellipse>
          <draw:ellipse draw:style-name="gr7" draw:text-style-name="P1" draw:layer="layout" svg:width="1.016cm" svg:height="0.254cm" svg:x="3.46cm" svg:y="6.04cm">
            <text:p/>
          </draw:ellipse>
          <draw:ellipse draw:style-name="gr7" draw:text-style-name="P1" draw:layer="layout" svg:width="1.016cm" svg:height="0.254cm" svg:x="1.36cm" svg:y="6.04cm">
            <text:p/>
          </draw:ellipse>
          <draw:line draw:style-name="gr1" draw:text-style-name="P1" draw:layer="layout" svg:x1="1.866cm" svg:y1="5.194cm" svg:x2="3.898cm" svg:y2="6.04cm">
            <text:p/>
          </draw:line>
          <draw:line draw:style-name="gr1" draw:text-style-name="P1" draw:layer="layout" svg:x1="3.898cm" svg:y1="5.194cm" svg:x2="1.866cm" svg:y2="6.04cm">
            <text:p/>
          </draw:line>
        </draw:g>
        <draw:g>
          <draw:rect draw:style-name="gr6" draw:text-style-name="P1" draw:layer="layout" svg:width="0.508cm" svg:height="0.508cm" svg:x="6.528cm" svg:y="6.048cm">
            <text:p/>
          </draw:rect>
          <draw:ellipse draw:style-name="gr7" draw:text-style-name="P1" draw:layer="layout" svg:width="1.016cm" svg:height="0.254cm" svg:x="7.36cm" svg:y="5.64cm">
            <text:p/>
          </draw:ellipse>
          <draw:ellipse draw:style-name="gr7" draw:text-style-name="P1" draw:layer="layout" svg:width="1.016cm" svg:height="0.254cm" svg:x="5.26cm" svg:y="5.64cm">
            <text:p/>
          </draw:ellipse>
          <draw:ellipse draw:style-name="gr7" draw:text-style-name="P1" draw:layer="layout" svg:width="1.016cm" svg:height="0.254cm" svg:x="7.36cm" svg:y="6.74cm">
            <text:p/>
          </draw:ellipse>
          <draw:ellipse draw:style-name="gr7" draw:text-style-name="P1" draw:layer="layout" svg:width="1.016cm" svg:height="0.254cm" svg:x="5.26cm" svg:y="6.74cm">
            <text:p/>
          </draw:ellipse>
          <draw:line draw:style-name="gr1" draw:text-style-name="P1" draw:layer="layout" svg:x1="5.766cm" svg:y1="5.894cm" svg:x2="7.798cm" svg:y2="6.74cm">
            <text:p/>
          </draw:line>
          <draw:line draw:style-name="gr1" draw:text-style-name="P1" draw:layer="layout" svg:x1="7.798cm" svg:y1="5.894cm" svg:x2="5.766cm" svg:y2="6.74cm">
            <text:p/>
          </draw:line>
        </draw:g>
        <draw:g>
          <draw:rect draw:style-name="gr6" draw:text-style-name="P1" draw:layer="layout" svg:width="0.508cm" svg:height="0.508cm" svg:x="22.2cm" svg:y="7.948cm">
            <text:p/>
          </draw:rect>
          <draw:ellipse draw:style-name="gr7" draw:text-style-name="P1" draw:layer="layout" svg:width="1.016cm" svg:height="0.254cm" svg:x="20.86cm" svg:y="7.54cm">
            <text:p/>
          </draw:ellipse>
          <draw:ellipse draw:style-name="gr7" draw:text-style-name="P1" draw:layer="layout" svg:width="1.016cm" svg:height="0.254cm" svg:x="22.96cm" svg:y="7.54cm">
            <text:p/>
          </draw:ellipse>
          <draw:ellipse draw:style-name="gr7" draw:text-style-name="P1" draw:layer="layout" svg:width="1.016cm" svg:height="0.254cm" svg:x="20.86cm" svg:y="8.64cm">
            <text:p/>
          </draw:ellipse>
          <draw:ellipse draw:style-name="gr7" draw:text-style-name="P1" draw:layer="layout" svg:width="1.016cm" svg:height="0.254cm" svg:x="22.96cm" svg:y="8.64cm">
            <text:p/>
          </draw:ellipse>
          <draw:line draw:style-name="gr1" draw:text-style-name="P1" draw:layer="layout" svg:x1="23.47cm" svg:y1="7.794cm" svg:x2="21.438cm" svg:y2="8.64cm">
            <text:p/>
          </draw:line>
          <draw:line draw:style-name="gr1" draw:text-style-name="P1" draw:layer="layout" svg:x1="21.438cm" svg:y1="7.794cm" svg:x2="23.47cm" svg:y2="8.64cm">
            <text:p/>
          </draw:line>
        </draw:g>
        <draw:g>
          <draw:rect draw:style-name="gr6" draw:text-style-name="P1" draw:layer="layout" svg:width="0.508cm" svg:height="0.508cm" svg:x="25.5cm" svg:y="5.348cm">
            <text:p/>
          </draw:rect>
          <draw:ellipse draw:style-name="gr7" draw:text-style-name="P1" draw:layer="layout" svg:width="1.016cm" svg:height="0.254cm" svg:x="24.16cm" svg:y="4.94cm">
            <text:p/>
          </draw:ellipse>
          <draw:ellipse draw:style-name="gr7" draw:text-style-name="P1" draw:layer="layout" svg:width="1.016cm" svg:height="0.254cm" svg:x="26.26cm" svg:y="4.94cm">
            <text:p/>
          </draw:ellipse>
          <draw:ellipse draw:style-name="gr7" draw:text-style-name="P1" draw:layer="layout" svg:width="1.016cm" svg:height="0.254cm" svg:x="24.16cm" svg:y="6.04cm">
            <text:p/>
          </draw:ellipse>
          <draw:ellipse draw:style-name="gr7" draw:text-style-name="P1" draw:layer="layout" svg:width="1.016cm" svg:height="0.254cm" svg:x="26.26cm" svg:y="6.04cm">
            <text:p/>
          </draw:ellipse>
          <draw:line draw:style-name="gr1" draw:text-style-name="P1" draw:layer="layout" svg:x1="26.77cm" svg:y1="5.194cm" svg:x2="24.738cm" svg:y2="6.04cm">
            <text:p/>
          </draw:line>
          <draw:line draw:style-name="gr1" draw:text-style-name="P1" draw:layer="layout" svg:x1="24.738cm" svg:y1="5.194cm" svg:x2="26.77cm" svg:y2="6.04cm">
            <text:p/>
          </draw:line>
        </draw:g>
        <draw:g>
          <draw:rect draw:style-name="gr6" draw:text-style-name="P1" draw:layer="layout" svg:width="0.508cm" svg:height="0.508cm" svg:x="21.6cm" svg:y="6.048cm">
            <text:p/>
          </draw:rect>
          <draw:ellipse draw:style-name="gr7" draw:text-style-name="P1" draw:layer="layout" svg:width="1.016cm" svg:height="0.254cm" svg:x="20.26cm" svg:y="5.64cm">
            <text:p/>
          </draw:ellipse>
          <draw:ellipse draw:style-name="gr7" draw:text-style-name="P1" draw:layer="layout" svg:width="1.016cm" svg:height="0.254cm" svg:x="22.36cm" svg:y="5.64cm">
            <text:p/>
          </draw:ellipse>
          <draw:ellipse draw:style-name="gr7" draw:text-style-name="P1" draw:layer="layout" svg:width="1.016cm" svg:height="0.254cm" svg:x="20.26cm" svg:y="6.74cm">
            <text:p/>
          </draw:ellipse>
          <draw:ellipse draw:style-name="gr7" draw:text-style-name="P1" draw:layer="layout" svg:width="1.016cm" svg:height="0.254cm" svg:x="22.36cm" svg:y="6.74cm">
            <text:p/>
          </draw:ellipse>
          <draw:line draw:style-name="gr1" draw:text-style-name="P1" draw:layer="layout" svg:x1="22.87cm" svg:y1="5.894cm" svg:x2="20.838cm" svg:y2="6.74cm">
            <text:p/>
          </draw:line>
          <draw:line draw:style-name="gr1" draw:text-style-name="P1" draw:layer="layout" svg:x1="20.838cm" svg:y1="5.894cm" svg:x2="22.87cm" svg:y2="6.74cm">
            <text:p/>
          </draw:line>
        </draw:g>
        <draw:rect draw:style-name="gr5" draw:text-style-name="P3" draw:layer="layout" svg:width="2.286cm" svg:height="0.762cm" svg:x="24.331cm" svg:y="9.216cm">
          <text:p text:style-name="P1"><text:span text:style-name="T2">Downlink UAV-j</text:span></text:p>
        </draw:rect>
        <draw:rect draw:style-name="gr5" draw:text-style-name="P3" draw:layer="layout" svg:width="2.286cm" svg:height="0.762cm" svg:x="4.031cm" svg:y="10.916cm">
          <text:p text:style-name="P1"><text:span text:style-name="T2">Uplink Transmissions</text:span></text:p>
        </draw:rect>
        <draw:rect draw:style-name="gr5" draw:text-style-name="P3" draw:layer="layout" svg:width="2.286cm" svg:height="0.762cm" svg:x="21.568cm" svg:y="11.016cm">
          <text:p text:style-name="P1"><text:span text:style-name="T2">Downlink Transmissions</text:span></text:p>
        </draw:rect>
        <draw:rect draw:style-name="gr5" draw:text-style-name="P3" draw:layer="layout" svg:width="2.286cm" svg:height="0.762cm" svg:x="12.868cm" svg:y="6.416cm">
          <text:p text:style-name="P1"><text:span text:style-name="T2">Inter-UAV Interference</text:span></text:p>
        </draw:rect>
        <draw:rect draw:style-name="gr5" draw:text-style-name="P3" draw:layer="layout" svg:width="2.286cm" svg:height="0.762cm" svg:x="13.068cm" svg:y="10.616cm">
          <text:p text:style-name="P1"><text:span text:style-name="T2">SI</text:span></text:p>
        </draw:rect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" draw:layer="layout" svg:width="27.999cm" svg:height="17.192cm" svg:x="0.059cm" svg:y="1.282cm">
          <draw:image xlink:href="Pictures/1000000000000455000002A95CB8C6E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1" draw:layer="layout" svg:width="27.999cm" svg:height="11.217cm" svg:x="-0.041cm" svg:y="4.269cm">
          <draw:image xlink:href="Pictures/10000000000004C7000001EA2EB1CA63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" draw:layer="layout" svg:width="27.999cm" svg:height="14.956cm" svg:x="-0.141cm" svg:y="2.4cm">
          <draw:image xlink:href="Pictures/10000000000004CC0000029009629AE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" draw:layer="layout" svg:width="27.999cm" svg:height="15.654cm" svg:x="0.059cm" svg:y="2.051cm">
          <draw:image xlink:href="Pictures/10000000000004C2000002A96D8CDDE3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2" draw:text-style-name="P1" draw:layer="layout" svg:width="28.055cm" svg:height="15.24cm" svg:x="-0.108cm" svg:y="2.54cm">
          <draw:image xlink:href="Pictures/10000000000004C90000029B58FEEFB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2-21T11:01:20.50</meta:creation-date>
    <dc:date>2019-08-20T12:09:10.63</dc:date>
    <dc:creator>Ernest </dc:creator>
    <meta:editing-duration>PT11H33M1S</meta:editing-duration>
    <meta:editing-cycles>33</meta:editing-cycles>
    <meta:generator>OpenOffice/4.1.2$Win32 OpenOffice.org_project/412m3$Build-9782</meta:generator>
    <meta:document-statistic meta:object-count="153"/>
  </office:meta>
</office:document-meta>
</file>

<file path=Object 1/content.xml><?xml version="1.0" encoding="utf-8"?>
<math xmlns="http://www.w3.org/1998/Math/MathML">
  <semantics>
    <mrow>
      <msub>
        <mi>h</mi>
        <mrow>
          <mi mathvariant="italic">si</mi>
        </mrow>
      </msub>
    </mrow>
    <annotation encoding="StarMath 5.0">h_{si}</annotation>
  </semantics>
</math>
</file>

<file path=Object 1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4/content.xml><?xml version="1.0" encoding="utf-8"?>
<math xmlns="http://www.w3.org/1998/Math/MathML">
  <semantics>
    <mrow>
      <msub>
        <mi>h</mi>
        <mrow>
          <mn>1,</mn>
          <mi>g</mi>
        </mrow>
      </msub>
    </mrow>
    <annotation encoding="StarMath 5.0">h_{1,g}</annotation>
  </semantics>
</math>
</file>

<file path=Object 5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7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8/content.xml><?xml version="1.0" encoding="utf-8"?>
<math xmlns="http://www.w3.org/1998/Math/MathML">
  <semantics>
    <mrow>
      <msub>
        <mi>d</mi>
        <mrow>
          <mi>g</mi>
          <mi>,</mi>
          <mi>g</mi>
        </mrow>
      </msub>
    </mrow>
    <annotation encoding="StarMath 5.0">d_{g,g}</annotation>
  </semantics>
</math>
</file>

<file path=Object 9/content.xml><?xml version="1.0" encoding="utf-8"?>
<math xmlns="http://www.w3.org/1998/Math/MathML">
  <semantics>
    <mrow>
      <msub>
        <mi>y</mi>
        <mrow>
          <mn>2</mn>
        </mrow>
      </msub>
    </mrow>
    <annotation encoding="StarMath 5.0">y_{2}</annotation>
  </semantics>
</math>
</file>